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>
      <style:paragraph-properties fo:margin-left="1in" fo:margin-right="0in" fo:text-indent="0in" style:auto-text-indent="false"/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Mangal" style:font-size-complex="10.5pt" style:language-complex="hi" style:country-complex="IN"/>
    </style:style>
    <style:style style:name="P2" style:family="paragraph" style:parent-style-name="Standard">
      <style:text-properties fo:color="#c9211e" fo:font-weight="bold" style:font-weight-asian="bold" style:font-weight-complex="bold"/>
    </style:style>
    <style:style style:name="P3" style:family="paragraph" style:parent-style-name="Standard">
      <style:text-properties fo:color="#b2b2b2" style:font-name="Liberation Serif"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4" style:family="paragraph" style:parent-style-name="Standard">
      <style:text-properties fo:color="#b2b2b2"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5" style:family="paragraph" style:parent-style-name="Standard">
      <style:text-properties officeooo:rsid="002262a7" officeooo:paragraph-rsid="002262a7"/>
    </style:style>
    <style:style style:name="P6" style:family="paragraph" style:parent-style-name="Standard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officeooo:rsid="0013adeb" officeooo:paragraph-rsid="003de085" fo:background-color="transparent" fo:hyphenate="false" fo:hyphenation-remain-char-count="2" fo:hyphenation-push-char-count="2" loext:hyphenation-no-caps="false"/>
    </style:style>
    <style:style style:name="P7" style:family="paragraph" style:parent-style-name="List_20_Paragraph" style:list-style-name="WWNum1">
      <style:text-properties fo:color="#000000" officeooo:paragraph-rsid="001ba99d"/>
    </style:style>
    <style:style style:name="P8" style:family="paragraph" style:parent-style-name="List_20_Paragraph" style:list-style-name="WWNum1" style:master-page-name="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fo:color="#000000" fo:font-weight="bold" officeooo:paragraph-rsid="003de085" style:font-weight-asian="bold" style:font-weight-complex="bold" fo:hyphenate="false" fo:hyphenation-remain-char-count="2" fo:hyphenation-push-char-count="2" loext:hyphenation-no-caps="false"/>
    </style:style>
    <style:style style:name="P9" style:family="paragraph" style:parent-style-name="List_20_Paragraph" style:list-style-name="WWNum1" style:master-page-name="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fo:color="#000000" style:font-name="Liberation Serif" fo:font-size="12pt" fo:font-weight="bold" officeooo:paragraph-rsid="003de085" style:letter-kerning="true" style:font-name-asian="Noto Serif CJK SC" style:font-size-asian="12pt" style:language-asian="zh" style:country-asian="CN" style:font-weight-asian="bold" style:font-name-complex="Mangal" style:font-size-complex="10.5pt" style:language-complex="hi" style:country-complex="IN" style:font-weight-complex="bold" fo:hyphenate="false" fo:hyphenation-remain-char-count="2" fo:hyphenation-push-char-count="2" loext:hyphenation-no-caps="false"/>
    </style:style>
    <style:style style:name="P10" style:family="paragraph" style:parent-style-name="List_20_Paragraph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officeooo:paragraph-rsid="003de085" fo:hyphenate="false" fo:hyphenation-remain-char-count="2" fo:hyphenation-push-char-count="2" loext:hyphenation-no-caps="false"/>
    </style:style>
    <style:style style:name="P11" style:family="paragraph" style:parent-style-name="List_20_Paragraph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officeooo:paragraph-rsid="003de085" style:letter-kerning="true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12" style:family="paragraph" style:parent-style-name="List_20_Paragraph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font-weight="bold" officeooo:paragraph-rsid="003de085" style:letter-kerning="true" style:font-name-asian="Noto Serif CJK SC" style:font-size-asian="12pt" style:language-asian="zh" style:country-asian="CN" style:font-weight-asian="bold" style:font-name-complex="Mangal" style:font-size-complex="10.5pt" style:language-complex="hi" style:country-complex="IN" style:font-weight-complex="bold" fo:hyphenate="false" fo:hyphenation-remain-char-count="2" fo:hyphenation-push-char-count="2" loext:hyphenation-no-caps="false"/>
    </style:style>
    <style:style style:name="P13" style:family="paragraph" style:parent-style-name="List_20_Paragraph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en" fo:country="US" officeooo:rsid="0013adeb" officeooo:paragraph-rsid="001ba99d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14" style:family="paragraph" style:parent-style-name="List_20_Paragraph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c9211e" style:font-name="Liberation Serif" fo:font-size="12pt" fo:language="en" fo:country="US" officeooo:rsid="0013adeb" officeooo:paragraph-rsid="001ba99d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15" style:family="paragraph" style:parent-style-name="Standard" style:master-page-name="Standard">
      <style:paragraph-properties style:page-number="auto"/>
      <style:text-properties fo:color="#b2b2b2"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16" style:family="paragraph" style:parent-style-name="Standard" style:list-style-name="WWNum1">
      <style:text-properties fo:color="#000000" style:font-name="Liberation Serif" fo:font-size="12pt" officeooo:paragraph-rsid="001ba99d" style:letter-kerning="true" style:font-name-asian="Noto Serif CJK SC" style:font-size-asian="12pt" style:language-asian="zh" style:country-asian="CN" style:font-name-complex="Mangal" style:font-size-complex="10.5pt" style:language-complex="hi" style:country-complex="IN"/>
    </style:style>
    <style:style style:name="P17" style:family="paragraph" style:parent-style-name="Standard" style:list-style-name="WWNum1" style:master-page-name="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fo:color="#00a933" fo:font-weight="bold" officeooo:paragraph-rsid="0027417f" style:font-weight-asian="bold" style:font-weight-complex="bold" fo:hyphenate="false" fo:hyphenation-remain-char-count="2" fo:hyphenation-push-char-count="2" loext:hyphenation-no-caps="false"/>
    </style:style>
    <style:style style:name="P18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officeooo:paragraph-rsid="0027417f" fo:hyphenate="false" fo:hyphenation-remain-char-count="2" fo:hyphenation-push-char-count="2" loext:hyphenation-no-caps="false"/>
    </style:style>
    <style:style style:name="P19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officeooo:paragraph-rsid="00212912" fo:hyphenate="false" fo:hyphenation-remain-char-count="2" fo:hyphenation-push-char-count="2" loext:hyphenation-no-caps="false"/>
    </style:style>
    <style:style style:name="P20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officeooo:paragraph-rsid="003729db" fo:hyphenate="false" fo:hyphenation-remain-char-count="2" fo:hyphenation-push-char-count="2" loext:hyphenation-no-caps="false"/>
    </style:style>
    <style:style style:name="P21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officeooo:paragraph-rsid="0035b9d7" fo:hyphenate="false" fo:hyphenation-remain-char-count="2" fo:hyphenation-push-char-count="2" loext:hyphenation-no-caps="false"/>
    </style:style>
    <style:style style:name="P22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officeooo:paragraph-rsid="003d8653" fo:hyphenate="false" fo:hyphenation-remain-char-count="2" fo:hyphenation-push-char-count="2" loext:hyphenation-no-caps="false"/>
    </style:style>
    <style:style style:name="P23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officeooo:paragraph-rsid="003b581d" fo:hyphenate="false" fo:hyphenation-remain-char-count="2" fo:hyphenation-push-char-count="2" loext:hyphenation-no-caps="false"/>
    </style:style>
    <style:style style:name="P24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officeooo:paragraph-rsid="00330112" fo:hyphenate="false" fo:hyphenation-remain-char-count="2" fo:hyphenation-push-char-count="2" loext:hyphenation-no-caps="false"/>
    </style:style>
    <style:style style:name="P25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officeooo:paragraph-rsid="0028c890" fo:hyphenate="false" fo:hyphenation-remain-char-count="2" fo:hyphenation-push-char-count="2" loext:hyphenation-no-caps="false"/>
    </style:style>
    <style:style style:name="P26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officeooo:paragraph-rsid="00407824" fo:hyphenate="false" fo:hyphenation-remain-char-count="2" fo:hyphenation-push-char-count="2" loext:hyphenation-no-caps="false"/>
    </style:style>
    <style:style style:name="P27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style:font-name="Liberation Serif" fo:font-size="12pt" fo:language="en" fo:country="US" officeooo:rsid="00330112" officeooo:paragraph-rsid="00330112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28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style:font-name="Liberation Serif" fo:font-size="12pt" fo:language="en" fo:country="US" officeooo:rsid="003d8653" officeooo:paragraph-rsid="003d8653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29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style:font-name="Liberation Serif" fo:font-size="12pt" fo:language="en" fo:country="US" fo:font-weight="bold" officeooo:rsid="003d8653" officeooo:paragraph-rsid="003d8653" style:letter-kerning="true" fo:background-color="transparent" style:font-name-asian="Noto Serif CJK SC" style:font-size-asian="12pt" style:language-asian="zh" style:country-asian="CN" style:font-weight-asian="bold" style:font-name-complex="Mangal" style:font-size-complex="10.5pt" style:language-complex="hi" style:country-complex="IN" style:font-weight-complex="bold" fo:hyphenate="false" fo:hyphenation-remain-char-count="2" fo:hyphenation-push-char-count="2" loext:hyphenation-no-caps="false"/>
    </style:style>
    <style:style style:name="P30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style:font-name="Liberation Serif" fo:font-size="12pt" fo:language="ru" fo:country="RU" fo:font-weight="bold" officeooo:rsid="001206b3" officeooo:paragraph-rsid="002ce054" style:letter-kerning="true" fo:background-color="transparent" style:font-name-asian="Noto Serif CJK SC" style:font-size-asian="12pt" style:language-asian="zh" style:country-asian="CN" style:font-weight-asian="bold" style:font-name-complex="Mangal" style:font-size-complex="10.5pt" style:language-complex="hi" style:country-complex="IN" style:font-weight-complex="bold" fo:hyphenate="false" fo:hyphenation-remain-char-count="2" fo:hyphenation-push-char-count="2" loext:hyphenation-no-caps="false"/>
    </style:style>
    <style:style style:name="P31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style:font-name="Liberation Serif" fo:font-size="12pt" fo:language="ru" fo:country="RU" fo:font-weight="bold" officeooo:rsid="0017ff91" officeooo:paragraph-rsid="0028c890" style:letter-kerning="true" fo:background-color="transparent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32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style:font-name="Liberation Serif" fo:font-size="12pt" fo:language="ru" fo:country="RU" fo:font-weight="bold" officeooo:rsid="001206b3" officeooo:paragraph-rsid="003d2e0d" style:letter-kerning="true" fo:background-color="transparent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33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style:font-name="Liberation Serif" fo:font-size="12pt" fo:language="ru" fo:country="RU" fo:font-weight="bold" officeooo:rsid="001206b3" officeooo:paragraph-rsid="00407824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34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style:font-name="Liberation Serif" fo:font-size="12pt" fo:language="ru" fo:country="RU" fo:font-weight="normal" officeooo:rsid="002d6dfe" officeooo:paragraph-rsid="002d6dfe" style:letter-kerning="true" fo:background-color="transparent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 fo:hyphenate="false" fo:hyphenation-remain-char-count="2" fo:hyphenation-push-char-count="2" loext:hyphenation-no-caps="false"/>
    </style:style>
    <style:style style:name="P35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style:font-name="Liberation Serif" fo:font-size="12pt" fo:language="ru" fo:country="RU" fo:font-weight="normal" officeooo:rsid="002d6dfe" officeooo:paragraph-rsid="002efe45" style:letter-kerning="true" fo:background-color="transparent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 fo:hyphenate="false" fo:hyphenation-remain-char-count="2" fo:hyphenation-push-char-count="2" loext:hyphenation-no-caps="false"/>
    </style:style>
    <style:style style:name="P36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style:font-name="Liberation Serif" fo:font-size="12pt" fo:language="ru" fo:country="RU" fo:font-weight="normal" officeooo:rsid="0017ff91" officeooo:paragraph-rsid="0028c890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37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style:font-name="Liberation Serif" fo:font-size="12pt" fo:language="ru" fo:country="RU" fo:font-weight="normal" officeooo:rsid="0017ff91" officeooo:paragraph-rsid="003d2e0d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38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style:font-name="Liberation Serif" fo:font-size="12pt" fo:language="ru" fo:country="RU" fo:font-weight="normal" officeooo:rsid="0042519e" officeooo:paragraph-rsid="00407824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39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style:font-name="Liberation Serif" fo:font-size="12pt" fo:language="ru" fo:country="RU" officeooo:rsid="003b581d" officeooo:paragraph-rsid="003b581d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style>
    <style:style style:name="P40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fo:font-weight="bold" officeooo:rsid="003d8653" officeooo:paragraph-rsid="003d8653" style:font-weight-asian="bold" style:font-weight-complex="bold" fo:hyphenate="false" fo:hyphenation-remain-char-count="2" fo:hyphenation-push-char-count="2" loext:hyphenation-no-caps="false"/>
    </style:style>
    <style:style style:name="P41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999999" style:font-name="Liberation Serif" fo:font-size="12pt" fo:language="en" fo:country="US" officeooo:rsid="0017ff91" officeooo:paragraph-rsid="00330112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42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999999" style:font-name="Liberation Serif" fo:font-size="12pt" fo:language="ru" fo:country="RU" fo:font-weight="normal" officeooo:rsid="002d6dfe" officeooo:paragraph-rsid="002efe45" style:letter-kerning="true" fo:background-color="transparent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 fo:hyphenate="false" fo:hyphenation-remain-char-count="2" fo:hyphenation-push-char-count="2" loext:hyphenation-no-caps="false"/>
    </style:style>
    <style:style style:name="P43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bold" officeooo:rsid="001206b3" officeooo:paragraph-rsid="003de085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44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17ff91" officeooo:paragraph-rsid="0028c890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45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1206b3" officeooo:paragraph-rsid="003de085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46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1206b3" officeooo:paragraph-rsid="0019e613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47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3de085" officeooo:paragraph-rsid="003ec732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48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13adeb" officeooo:paragraph-rsid="003ec732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49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1206b3" officeooo:paragraph-rsid="003de085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50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1206b3" officeooo:paragraph-rsid="0019e613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51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en" fo:country="US" officeooo:rsid="0017ff91" officeooo:paragraph-rsid="003de085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52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en" fo:country="US" officeooo:rsid="0017ff91" officeooo:paragraph-rsid="0017ff91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53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officeooo:paragraph-rsid="0019e613" fo:hyphenate="false" fo:hyphenation-remain-char-count="2" fo:hyphenation-push-char-count="2" loext:hyphenation-no-caps="false"/>
    </style:style>
    <style:style style:name="P54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officeooo:paragraph-rsid="003de085" fo:hyphenate="false" fo:hyphenation-remain-char-count="2" fo:hyphenation-push-char-count="2" loext:hyphenation-no-caps="false"/>
    </style:style>
    <style:style style:name="P55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fo:font-weight="bold" officeooo:paragraph-rsid="003de085" style:font-weight-asian="bold" style:font-weight-complex="bold" fo:hyphenate="false" fo:hyphenation-remain-char-count="2" fo:hyphenation-push-char-count="2" loext:hyphenation-no-caps="false"/>
    </style:style>
    <style:style style:name="P56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fo:font-weight="bold" officeooo:rsid="003de085" officeooo:paragraph-rsid="003ec732" style:font-weight-asian="bold" style:font-weight-complex="bold" fo:hyphenate="false" fo:hyphenation-remain-char-count="2" fo:hyphenation-push-char-count="2" loext:hyphenation-no-caps="false"/>
    </style:style>
    <style:style style:name="P57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officeooo:rsid="0013adeb" officeooo:paragraph-rsid="003de085" fo:background-color="transparent" fo:hyphenate="false" fo:hyphenation-remain-char-count="2" fo:hyphenation-push-char-count="2" loext:hyphenation-no-caps="false"/>
    </style:style>
    <style:style style:name="P58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officeooo:paragraph-rsid="003ec732" fo:hyphenate="false" fo:hyphenation-remain-char-count="2" fo:hyphenation-push-char-count="2" loext:hyphenation-no-caps="false"/>
    </style:style>
    <style:style style:name="P59" style:family="paragraph" style:parent-style-name="Standard" style:list-style-name="WWNum1" style:master-page-name="">
      <loext:graphic-properties draw:fill="none"/>
      <style:paragraph-properties fo:margin-left="0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officeooo:paragraph-rsid="002c1cc3" fo:hyphenate="false" fo:hyphenation-remain-char-count="2" fo:hyphenation-push-char-count="2" loext:hyphenation-no-caps="false"/>
    </style:style>
    <style:style style:name="P60" style:family="paragraph" style:parent-style-name="Standard" style:list-style-name="WWNum1">
      <loext:graphic-properties draw:fill="none"/>
      <style:paragraph-properties fo:margin-left="0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style:use-window-font-color="true" style:font-name="Liberation Serif" fo:font-size="12pt" fo:language="ru" fo:country="RU" fo:font-weight="normal" officeooo:rsid="002262a7" officeooo:paragraph-rsid="003c4e61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61" style:family="paragraph" style:parent-style-name="Standard" style:list-style-name="WWNum1">
      <loext:graphic-properties draw:fill="none"/>
      <style:paragraph-properties fo:margin-left="0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font-weight="normal" officeooo:paragraph-rsid="003c4e61" style:font-weight-asian="normal" style:font-weight-complex="normal" fo:hyphenate="false" fo:hyphenation-remain-char-count="2" fo:hyphenation-push-char-count="2" loext:hyphenation-no-caps="false"/>
    </style:style>
    <style:style style:name="P62" style:family="paragraph" style:parent-style-name="Standard" style:list-style-name="WWNum1">
      <loext:graphic-properties draw:fill="none"/>
      <style:paragraph-properties fo:margin-left="0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officeooo:paragraph-rsid="00407824" fo:hyphenate="false" fo:hyphenation-remain-char-count="2" fo:hyphenation-push-char-count="2" loext:hyphenation-no-caps="false"/>
    </style:style>
    <style:style style:name="P63" style:family="paragraph" style:parent-style-name="Standard" style:list-style-name="WWNum1">
      <loext:graphic-properties draw:fill="none"/>
      <style:paragraph-properties fo:margin-left="0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officeooo:paragraph-rsid="0042519e" fo:hyphenate="false" fo:hyphenation-remain-char-count="2" fo:hyphenation-push-char-count="2" loext:hyphenation-no-caps="false"/>
    </style:style>
    <style:style style:name="T1" style:family="text">
      <style:text-properties style:use-window-font-color="true" style:font-name="Liberation Serif" fo:font-size="12pt" fo:language="ru" fo:country="RU" officeooo:rsid="002262a7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2" style:family="text">
      <style:text-properties style:use-window-font-color="true" style:font-name="Liberation Serif" fo:font-size="12pt" fo:language="ru" fo:country="RU" officeooo:rsid="002c1cc3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3" style:family="text">
      <style:text-properties style:use-window-font-color="true" style:font-name="Liberation Serif" fo:font-size="12pt" fo:language="ru" fo:country="RU" officeooo:rsid="003c4e61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4" style:family="text">
      <style:text-properties style:use-window-font-color="true" style:font-name="Liberation Serif" fo:font-size="12pt" fo:language="ru" fo:country="RU" fo:font-weight="normal" officeooo:rsid="002262a7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5" style:family="text">
      <style:text-properties style:use-window-font-color="true" style:font-name="Liberation Serif" fo:font-size="12pt" fo:language="ru" fo:country="RU" fo:font-weight="normal" officeooo:rsid="00407824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6" style:family="text">
      <style:text-properties style:use-window-font-color="true" style:font-name="Liberation Serif" fo:font-size="12pt" fo:language="ru" fo:country="RU" fo:font-weight="normal" officeooo:rsid="0042519e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3adeb" fo:background-color="transparent" loext:char-shading-value="0"/>
    </style:style>
    <style:style style:name="T9" style:family="text">
      <style:text-properties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0" style:family="text">
      <style:text-properties fo:font-size="12pt" fo:language="ru" fo:country="RU" fo:font-weight="normal" officeooo:rsid="00368812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1" style:family="text">
      <style:text-properties style:font-name="Liberation Serif" fo:font-size="12pt" fo:language="ru" fo:country="RU" officeooo:rsid="003b581d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2" style:family="text">
      <style:text-properties style:font-name="Liberation Serif" fo:font-size="12pt" fo:language="ru" fo:country="RU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3" style:family="text">
      <style:text-properties style:font-name="Liberation Serif" fo:font-size="12pt" fo:language="ru" fo:country="RU" officeooo:rsid="001206b3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4" style:family="text">
      <style:text-properties style:font-name="Liberation Serif" fo:font-size="12pt" fo:language="ru" fo:country="RU" officeooo:rsid="003de085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5" style:family="text">
      <style:text-properties style:font-name="Liberation Serif" fo:font-size="12pt" fo:language="ru" fo:country="RU" officeooo:rsid="001161b6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6" style:family="text">
      <style:text-properties style:font-name="Liberation Serif" fo:font-size="12pt" fo:language="ru" fo:country="RU" officeooo:rsid="003d8653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7" style:family="text">
      <style:text-properties style:font-name="Liberation Serif" fo:font-size="12pt" fo:language="ru" fo:country="RU" fo:font-weight="normal" officeooo:rsid="0017ff91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8" style:family="text">
      <style:text-properties style:font-name="Liberation Serif" fo:font-size="12pt" fo:language="ru" fo:country="RU" fo:font-weight="normal" officeooo:rsid="0019e613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9" style:family="text">
      <style:text-properties style:font-name="Liberation Serif" fo:font-size="12pt" fo:language="ru" fo:country="RU" fo:font-weight="normal" officeooo:rsid="001206b3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0" style:family="text">
      <style:text-properties style:font-name="Liberation Serif" fo:font-size="12pt" fo:language="ru" fo:country="RU" fo:font-weight="normal" officeooo:rsid="003de085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1" style:family="text">
      <style:text-properties style:font-name="Liberation Serif" fo:font-size="12pt" fo:language="ru" fo:country="RU" fo:font-weight="normal" officeooo:rsid="00400129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2" style:family="text">
      <style:text-properties style:font-name="Liberation Serif" fo:font-size="12pt" fo:language="ru" fo:country="RU" fo:font-weight="normal" officeooo:rsid="0042519e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3" style:family="text">
      <style:text-properties style:font-name="Liberation Serif" fo:font-size="12pt" fo:language="ru" fo:country="RU" fo:font-weight="normal" officeooo:rsid="001206b3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4" style:family="text">
      <style:text-properties style:font-name="Liberation Serif" fo:font-size="12pt" fo:language="ru" fo:country="RU" fo:font-weight="normal" officeooo:rsid="001161b6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5" style:family="text">
      <style:text-properties style:font-name="Liberation Serif" fo:font-size="12pt" fo:language="ru" fo:country="RU" fo:font-weight="normal" officeooo:rsid="0035b9d7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6" style:family="text">
      <style:text-properties style:font-name="Liberation Serif" fo:font-size="12pt" fo:language="ru" fo:country="RU" fo:font-weight="normal" officeooo:rsid="00368812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7" style:family="text">
      <style:text-properties style:font-name="Liberation Serif" fo:font-size="12pt" fo:language="ru" fo:country="RU" fo:font-weight="bold" officeooo:rsid="0019e613" style:letter-kerning="true" fo:background-color="transparent" loext:char-shading-value="0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28" style:family="text">
      <style:text-properties style:font-name="Liberation Serif" fo:font-size="12pt" fo:language="ru" fo:country="RU" fo:font-weight="bold" officeooo:rsid="0017ff91" style:letter-kerning="true" fo:background-color="transparent" loext:char-shading-value="0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29" style:family="text">
      <style:text-properties style:font-name="Liberation Serif" fo:font-size="12pt" fo:language="en" fo:country="US" fo:font-weight="normal" officeooo:rsid="0034aa85" style:letter-kerning="true" fo:background-color="transparent" loext:char-shading-value="0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/>
    </style:style>
    <style:style style:name="T30" style:family="text">
      <style:text-properties style:font-name="Liberation Serif" fo:font-size="12pt" fo:language="en" fo:country="US" fo:font-weight="normal" officeooo:rsid="0017ff91" style:letter-kerning="true" fo:background-color="transparent" loext:char-shading-value="0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/>
    </style:style>
    <style:style style:name="T31" style:family="text">
      <style:text-properties style:font-name="Liberation Serif" fo:font-size="12pt" fo:language="en" fo:country="US" fo:font-weight="normal" officeooo:rsid="00330112" style:letter-kerning="true" fo:background-color="transparent" loext:char-shading-value="0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/>
    </style:style>
    <style:style style:name="T32" style:family="text">
      <style:text-properties style:font-name="Liberation Serif" fo:font-size="12pt" fo:language="en" fo:country="US" fo:font-weight="normal" officeooo:rsid="00386389" style:letter-kerning="true" fo:background-color="transparent" loext:char-shading-value="0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/>
    </style:style>
    <style:style style:name="T33" style:family="text">
      <style:text-properties style:font-name="Liberation Serif" fo:font-size="12pt" fo:language="en" fo:country="US" fo:font-weight="normal" officeooo:rsid="003b581d" style:letter-kerning="true" fo:background-color="transparent" loext:char-shading-value="0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/>
    </style:style>
    <style:style style:name="T34" style:family="text">
      <style:text-properties style:font-name="Liberation Serif" fo:font-size="12pt" fo:language="en" fo:country="US" officeooo:rsid="0017ff91" style:letter-kerning="true" fo:background-color="transparent" loext:char-shading-value="0" style:font-name-asian="Noto Serif CJK SC" style:font-size-asian="12pt" style:language-asian="zh" style:country-asian="CN" style:font-name-complex="Mangal" style:font-size-complex="10.5pt" style:language-complex="hi" style:country-complex="IN"/>
    </style:style>
    <style:style style:name="T35" style:family="text">
      <style:text-properties fo:background-color="transparent" loext:char-shading-value="0"/>
    </style:style>
    <style:style style:name="T36" style:family="text">
      <style:text-properties officeooo:rsid="0013adeb" fo:background-color="transparent" loext:char-shading-value="0"/>
    </style:style>
    <style:style style:name="T37" style:family="text">
      <style:text-properties fo:color="#000000" style:font-name="Liberation Serif" fo:font-size="12pt" fo:language="ru" fo:country="RU" fo:font-weight="normal" officeooo:rsid="003d8653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8" style:family="text">
      <style:text-properties fo:color="#000000" style:font-name="Liberation Serif" fo:font-size="12pt" fo:language="ru" fo:country="RU" fo:font-weight="normal" officeooo:rsid="003de085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9" style:family="text">
      <style:text-properties officeooo:rsid="0034aa85"/>
    </style:style>
    <style:style style:name="T40" style:family="text">
      <style:text-properties officeooo:rsid="003729db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3a6257" style:font-weight-asian="bold" style:font-weight-complex="bold"/>
    </style:style>
    <style:style style:name="T43" style:family="text">
      <style:text-properties fo:font-weight="bold" officeooo:rsid="003d8653" style:font-weight-asian="bold" style:font-weight-complex="bold"/>
    </style:style>
    <style:style style:name="T44" style:family="text">
      <style:text-properties fo:font-weight="bold" officeooo:rsid="003de085" style:font-weight-asian="bold" style:font-weight-complex="bold"/>
    </style:style>
    <style:style style:name="T45" style:family="text">
      <style:text-properties officeooo:rsid="003b581d"/>
    </style:style>
    <style:style style:name="T46" style:family="text">
      <style:text-properties officeooo:rsid="003de085"/>
    </style:style>
    <style:style style:name="T47" style:family="text">
      <style:text-properties fo:language="ru" fo:country="RU" officeooo:rsid="003de085" fo:background-color="transparent" loext:char-shading-value="0" style:font-name-complex="Lohit Devanagari" style:font-size-complex="12pt"/>
    </style:style>
    <style:style style:name="T48" style:family="text">
      <style:text-properties fo:language="ru" fo:country="RU" officeooo:rsid="001206b3" fo:background-color="transparent" loext:char-shading-value="0" style:font-name-complex="Lohit Devanagari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1. Возможность задавать номер релиза (версии) убрана из конфигуратора. Номер текущей верии и субверсии задается разработчиком в исходных файлах (файл tasks.cpp), при компиляции сохраняется в файле прошивки и конфигуратор извлекает эти данные из прошивки перед шифрованием. После прошивки эти данные сохраняются в памяти пультов и отображаются по запросу в меню Programmer</text:p>
      <text:p text:style-name="P3"/>
      <text:p text:style-name="P4">2. В меню Programmer добавлен новый столбец <text:s/>- Firmware name. В памяти каждого пульта теперь <text:s/>сохраняется имя прошивки, которым он был прошит и это имя по запросу отображается в новом столбце.</text:p>
      <text:p text:style-name="P3"/>
      <text:p text:style-name="P4">3. Возвращена возможность редактирования CID станции</text:p>
      <text:p text:style-name="P3"/>
      <text:p text:style-name="P4">4. Не добавляется по умолчанию функция клавиш для новых устройств</text:p>
      <text:p text:style-name="P3"/>
      <text:p text:style-name="P4">5. Для пультов с номеронабирателем (16N) убрана возможность изменить режим клавиш номеронабирателя (умолчание - telephone )</text:p>
      <text:p text:style-name="P3"/>
      <text:p text:style-name="P4">6. Начальный приоритет всех клавиш <text:s/>равен 1</text:p>
      <text:p text:style-name="P3"/>
      <text:p text:style-name="P4">7. При изменении функции клавиши автоматически устанавливается и приоритет клавиши:</text:p>
      <text:p text:style-name="P4">direct connection simplex - 1</text:p>
      <text:p text:style-name="P4">direct connection duplex <text:s text:c="2"/>- 2</text:p>
      <text:p text:style-name="P4">groupe <text:s text:c="30"/>- 3</text:p>
      <text:p text:style-name="P4">circular <text:s text:c="29"/>- 4</text:p>
      <text:p text:style-name="P4">conference <text:s text:c="24"/>- 5</text:p>
      <text:p text:style-name="P3"/>
      <text:p text:style-name="P4">8. При изменении функции клавиши автоматически устанавливается и режим клавиши:</text:p>
      <text:p text:style-name="P4">direct connection simplex <text:s text:c="2"/>- no fixation</text:p>
      <text:p text:style-name="P4">direct connection duplex <text:s text:c="4"/>- fixation</text:p>
      <text:p text:style-name="P4">groupe <text:s text:c="32"/>- fixation</text:p>
      <text:p text:style-name="P4">circular <text:s text:c="31"/>- no fixation</text:p>
      <text:p text:style-name="P4">conference <text:s text:c="26"/>- fixation</text:p>
      <text:p text:style-name="P2"/>
      <text:p text:style-name="P5">12.01.2023</text:p>
      <text:list xml:id="list4020538114" text:style-name="WWNum1">
        <text:list-item>
          <text:p text:style-name="P17">Завести и обеспечить заполнение журнала версий прошивок</text:p>
          <text:p text:style-name="P18">В исходники IPS добавлен <text:span text:style-name="T40">новый </text:span>файл <text:s/>- <text:span text:style-name="T41">versions_IPS</text:span> <text:s/>в <text:span text:style-name="T40">начале которого первые две строки содержат</text:span> текущую версию <text:s/><text:span text:style-name="T40">прошивки </text:span>в виде:</text:p>
          <text:p text:style-name="P19">IPS_VERSION = 01</text:p>
          <text:p text:style-name="P19">PATCH_VERSION = 00</text:p>
          <text:p text:style-name="P20"><text:span text:style-name="T40">Далее файл будет содержать </text:span>истори<text:span text:style-name="T40">ю</text:span> изменений прошивки <text:span text:style-name="T40">IPS.</text:span></text:p>
          <text:p text:style-name="P21"><text:span text:style-name="T9">После прошивки </text:span><text:span text:style-name="T10">номер </text:span><text:span text:style-name="T25">верси</text:span><text:span text:style-name="T26">и</text:span><text:span text:style-name="T9"> сохраня</text:span><text:span text:style-name="T25">е</text:span><text:span text:style-name="T9">тся в памяти пульт</text:span><text:span text:style-name="T25">а</text:span><text:span text:style-name="T9"> и отобража</text:span><text:span text:style-name="T25">е</text:span><text:span text:style-name="T9">тся </text:span><text:span text:style-name="T25">в Конфигураторе по</text:span><text:span text:style-name="T9"> запросу</text:span><text:span text:style-name="T25">. </text:span><text:span text:style-name="T34">Из файла <text:s/>tasks.cpp версия прошивки убрана.</text:span></text:p>
          <text:p text:style-name="P27">Версия прошивки на 12.01.2023 – 01.00</text:p>
          <text:p text:style-name="P27"/>
        </text:list-item>
        <text:list-item>
          <text:p text:style-name="P29">Добавлен новый функционал</text:p>
          <text:p text:style-name="P28">Имя файла прошивки теперь формируется автоматически при сборке проекта и содержит в себе номер версии. Текущая прошивка <text:s/>- <text:span text:style-name="T41">firmware_01.00</text:span></text:p>
          <text:p text:style-name="P41"/>
          <text:p text:style-name="P59"><text:span text:style-name="T1">1</text:span><text:span text:style-name="T2">3</text:span><text:span text:style-name="T1">.01.2023</text:span></text:p>
        </text:list-item>
        <text:list-item>
          <text:p text:style-name="P30">Обеспечить свойства кнопок по умолчанию</text:p>
          <text:p text:style-name="P34">Установлены следующие значения приоритетов и свойств по умолчанию:</text:p>
          <text:p text:style-name="P34">Direct connection: duplex <text:tab/>5 <text:tab/>fixation</text:p>
          <text:p text:style-name="P34"><text:soft-page-break/>Group communication <text:s text:c="2"/><text:tab/><text:tab/>3 <text:tab/>no fixation</text:p>
          <text:p text:style-name="P34">Circular bond <text:tab/><text:tab/><text:tab/>3 <text:tab/>no fixation</text:p>
          <text:p text:style-name="P34">Conference call <text:tab/><text:tab/><text:tab/>5 <text:tab/>fixation</text:p>
          <text:p text:style-name="P35">Telephone communications <text:tab/>5 <text:tab/>no fixation</text:p>
          <text:p text:style-name="P35">Direct connection: simplex <text:tab/>5 <text:tab/>no fixation</text:p>
          <text:p text:style-name="P35">Hung up <text:s/><text:tab/><text:tab/><text:tab/><text:tab/>5 <text:tab/>no fixation</text:p>
          <text:p text:style-name="P42"/>
        </text:list-item>
        <text:list-item>
          <text:p text:style-name="P40">Добавлен новый функционал</text:p>
          <text:p text:style-name="P22">В исходники конфигуратора добавлен файл <text:span text:style-name="T41">versions_</text:span><text:span text:style-name="T42">c</text:span><text:span text:style-name="T41">onfigurator</text:span> в котором будет вестись история изменений <text:span text:style-name="T39">версий </text:span>конфигуратора.</text:p>
          <text:p text:style-name="P23"><text:span text:style-name="T45">В</text:span> <text:span text:style-name="T40">начале </text:span><text:span text:style-name="T11">файла</text:span><text:span text:style-name="T40"> первые </text:span><text:span text:style-name="T11">три</text:span><text:span text:style-name="T40"> строки содержат</text:span> текущую версию <text:s/><text:span text:style-name="T11">конфигуратора</text:span><text:span text:style-name="T40"> </text:span>в виде:</text:p>
          <text:p text:style-name="P23"><text:span text:style-name="T11">MAJOR</text:span>_VERSION = <text:span text:style-name="T11">01</text:span></text:p>
          <text:p text:style-name="P39">MINOR_VERSION = 00</text:p>
          <text:p text:style-name="P23">PATCH_VERSION = 0<text:span text:style-name="T45">0</text:span></text:p>
          <text:p text:style-name="P24"><text:span text:style-name="T29">Текущая</text:span><text:span text:style-name="T30"> версия </text:span><text:span text:style-name="T29">отображается</text:span><text:span text:style-name="T30"> в основном окне программы</text:span></text:p>
          <text:p text:style-name="P24"><text:span text:style-name="T30">Версия </text:span><text:span text:style-name="T31">конфигуратора</text:span><text:span text:style-name="T30"> на 1</text:span><text:span text:style-name="T32">6</text:span><text:span text:style-name="T30">.01.2023 – </text:span><text:span text:style-name="T33">0</text:span><text:span text:style-name="T30">1.00</text:span><text:span text:style-name="T33">.00</text:span></text:p>
          <text:p text:style-name="P60"/>
          <text:p text:style-name="P61"><text:span text:style-name="T1">1</text:span><text:span text:style-name="T3">6</text:span><text:span text:style-name="T1">.01.2023</text:span></text:p>
        </text:list-item>
        <text:list-item>
          <text:p text:style-name="P31">В столбце Programmer - &gt; Firmware name запрограммировать отображение названия актуального залитого в устройство конфигурационного файла.</text:p>
          <text:p text:style-name="P25"><text:span text:style-name="T17">В меню Programmer добавлен новый столбец <text:s/>- </text:span><text:span text:style-name="T27">Config </text:span><text:span text:style-name="T28"><text:s/>name</text:span><text:span text:style-name="T17">. </text:span><text:span text:style-name="T21">При записи конфигурации в пульт через конфигуратор, в</text:span><text:span text:style-name="T17"> памяти каждого пульта сохраняется имя </text:span><text:span text:style-name="T18">файла конфигурации</text:span><text:span text:style-name="T17">, и это имя по запросу отображается в новом столбце.</text:span></text:p>
          <text:p text:style-name="P36"/>
          <text:p text:style-name="P62"><text:span text:style-name="T4">1</text:span><text:span text:style-name="T5">7</text:span><text:span text:style-name="T4">.01.2023</text:span></text:p>
        </text:list-item>
        <text:list-item>
          <text:p text:style-name="P33">Реализовать включение\выключение номеронаборника посредством чекбокса</text:p>
          <text:p text:style-name="P26"><text:span text:style-name="T17">Добавлен чекбокс, при включении которого <text:s/>клавиши намеронабирателя <text:s/>(51 - 60) </text:span><text:span text:style-name="T22">добавляются в конфигурацию, а при выключении — удаляются</text:span></text:p>
          <text:p text:style-name="P38"/>
          <text:p text:style-name="P63"><text:span text:style-name="T4">1</text:span><text:span text:style-name="T6">9</text:span><text:span text:style-name="T4">.01.2023</text:span></text:p>
        </text:list-item>
        <text:list-item>
          <text:p text:style-name="P32">Исключить значение «CID» <text:s/>из поля номера устройства</text:p>
          <text:p text:style-name="P37">Из номера устройства убрана приставка CID</text:p>
          <text:p text:style-name="P44"/>
        </text:list-item>
        <text:list-item>
          <text:p text:style-name="P51"><text:span text:style-name="T43">Добавлен новый функциона</text:span><text:span text:style-name="T44">л</text:span></text:p>
          <text:p text:style-name="P51">Добавлена проверка на уникальность номера устройства</text:p>
          <text:p text:style-name="P52">Добавлена проверка на уникальность имени устройства</text:p>
          <text:p text:style-name="P52">Добавлена проверка на уникальность IP адреса устройства</text:p>
          <text:p text:style-name="P52"/>
        </text:list-item>
        <text:list-item>
          <text:p text:style-name="P43">Устранена ошибка <text:span text:style-name="T46">программы</text:span></text:p>
          <text:p text:style-name="P49"><text:span text:style-name="T46">Е</text:span>сли фунция клавиши выбоана <text:s/>circular или conference <text:s/>то потом нельзя вернуться на обычные функции</text:p>
          <text:p text:style-name="P50"/>
        </text:list-item>
        <text:list-item>
          <text:p text:style-name="P53"><text:span text:style-name="T24">С</text:span><text:span text:style-name="T23">ервисные функции 777* и 888* </text:span><text:span text:style-name="T24">(проверка Ватчдога) </text:span><text:span text:style-name="T23">исключены из сборки.</text:span></text:p>
          <text:p text:style-name="P50"/>
        </text:list-item>
        <text:list-item>
          <text:p text:style-name="P55"><text:span text:style-name="T13">Устранена ошибка </text:span><text:span text:style-name="T14">программы</text:span><text:span text:style-name="T15"> </text:span></text:p>
          <text:p text:style-name="P54"><text:span text:style-name="T20">П</text:span><text:span text:style-name="T19">ри нажатии одновременно дух клавиш например (10-11 или 11-12 и т.д. любые сконфигурированные клавиши), то в этом случае всегда загорается индикация верхней клавиши 9.</text:span></text:p>
          <text:p text:style-name="P45"/>
        </text:list-item>
        <text:list-item>
          <text:p text:style-name="P55"><text:span text:style-name="T14">У</text:span><text:span text:style-name="T13">странена ошибка </text:span><text:span text:style-name="T14">программы</text:span><text:span text:style-name="T15"> </text:span></text:p>
          <text:p text:style-name="P45">Для нового устройства <text:s/>наличие пустых входов не приводят к ошибке и не подсвечиваются красным. Ошибка возникает если выбрана функция и не выбран получатель</text:p>
          <text:p text:style-name="P46"><text:soft-page-break/></text:p>
        </text:list-item>
        <text:list-item>
          <text:p text:style-name="P55"><text:span text:style-name="T13">Устранена ошибка </text:span><text:span text:style-name="T14">программы</text:span><text:span text:style-name="T15"> </text:span></text:p>
          <text:p text:style-name="P54">Исправлен алгоритм проверки маски и шлюза</text:p>
          <text:p text:style-name="P53"><text:s/>- Ругается на неправильный формат маски только если удалить все до первой точки.</text:p>
          <text:p text:style-name="P53"><text:s/>- Шлюз начинает ругаться только на пустое окно. При значении «0» проходит проверку.</text:p>
          <text:p text:style-name="P53"/>
        </text:list-item>
        <text:list-item>
          <text:p text:style-name="P55"><text:span text:style-name="T14">У</text:span><text:span text:style-name="T13">странена ошибка </text:span><text:span text:style-name="T14">программы</text:span></text:p>
          <text:p text:style-name="P54"><text:span text:style-name="T36">Исправлен алгоритм проверки п</text:span><text:span text:style-name="T35">ол</text:span><text:span text:style-name="T36">я</text:span><text:span text:style-name="T35"> приоритета клавиши </text:span><text:span text:style-name="T36">(</text:span><text:span text:style-name="T35">не ругается на неправильные значения. <text:s/>Должно выделяться красным. </text:span><text:span text:style-name="T36">)</text:span></text:p>
          <text:p text:style-name="P57"/>
        </text:list-item>
        <text:list-item>
          <text:p text:style-name="P56"><text:span text:style-name="T16">Добавлен новый </text:span><text:span text:style-name="T12">глобальный </text:span><text:span text:style-name="T16">функционал</text:span></text:p>
          <text:p text:style-name="P58"><text:span text:style-name="T37">В </text:span><text:span text:style-name="T38">поля свойств каждой клавиши добавлено поле выбора одной из плат SL1, выбора одного из выходов SL1 и выбора действия (ON/OFF) <text:s/></text:span></text:p>
          <text:p text:style-name="P47">Новая версия прошивки - </text:p>
          <text:p text:style-name="P48">Новая версия конфигуратора - </text:p>
        </text:list-item>
      </text:list>
      <text:p text:style-name="P6"/>
      <text:list xml:id="list161412093907561" text:continue-numbering="true" text:style-name="WWNum1">
        <text:list-item>
          <text:p text:style-name="P8"><text:span text:style-name="T14">У</text:span><text:span text:style-name="T13">странена ошибка </text:span><text:span text:style-name="T14">программы</text:span></text:p>
          <text:p text:style-name="P10">Нет возможности выделить и удалить весь текст в полях для заполнения данных (<text:span text:style-name="T7">key</text:span> <text:span text:style-name="T7">function</text:span>, <text:span text:style-name="T7">station</text:span> <text:span text:style-name="T7">name</text:span> и т.д.), удаление осуществляется по одному символу нажатием клавиши <text:span text:style-name="T7">backspace</text:span>.</text:p>
          <text:p text:style-name="P7"/>
        </text:list-item>
        <text:list-item>
          <text:p text:style-name="P9"><text:span text:style-name="T47">У</text:span><text:span text:style-name="T48">странена ошибка </text:span><text:span text:style-name="T47">программы</text:span></text:p>
          <text:p text:style-name="P11">После того как было добавлено некоторое количество абонентов, например 100 и при выборе из списка, например устройство 50, абонент выбирается, но затем откатывается в начало списка. Так же, не видно последнего добавленного абонента списке, это связанно с тем, что интерфейс конфигуратора находится в не полноэкранном размере проблема указанная пункте <text:s text:c="9"/></text:p>
          <text:p text:style-name="P16"/>
        </text:list-item>
        <text:list-item>
          <text:p text:style-name="P12"><text:span text:style-name="T47">У</text:span><text:span text:style-name="T48">странена ошибка </text:span><text:span text:style-name="T47">программы</text:span></text:p>
          <text:p text:style-name="P11"><text:span text:style-name="T36">Не работает кнопка </text:span><text:span text:style-name="T8">Cancel.</text:span></text:p>
          <text:p text:style-name="P13"/>
          <text:p text:style-name="P14"/>
          <text:p text:style-name="P14"/>
        </text:list-item>
      </text:list>
      <text:p text:style-name="P1"/>
      <text:p text:style-name="List_20_Paragraph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ru" fo:country="RU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tle" style:family="paragraph" style:parent-style-name="Standard" style:next-style-name="Text_20_body" style:default-outline-level="" style:class="chapter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4181in" style:writing-mode="lr-tb" style:layout-grid-color="#c0c0c0" style:layout-grid-lines="46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6T15:53:00</meta:creation-date>
    <meta:initial-creator>Пользователь</meta:initial-creator>
    <dc:language>ru-RU</dc:language>
    <dc:date>2023-01-20T16:14:11.573729652</dc:date>
    <meta:editing-cycles>56</meta:editing-cycles>
    <meta:editing-duration>PT7H27M22S</meta:editing-duration>
    <meta:generator>LibreOffice/6.4.7.2$Linux_X86_64 LibreOffice_project/40$Build-2</meta:generator>
    <meta:document-statistic meta:table-count="0" meta:image-count="0" meta:object-count="0" meta:page-count="3" meta:paragraph-count="82" meta:word-count="750" meta:character-count="5488" meta:non-whitespace-character-count="45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